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style:font-name="Arial" style:font-name-complex="Arial" fo:color="#000000" fo:font-size="11.5pt" style:font-size-asian="11.5pt" style:font-size-complex="11.5pt"/>
    </style:style>
    <style:style style:name="P6" style:parent-style-name="Normal" style:family="paragraph">
      <style:paragraph-properties fo:text-align="center"/>
      <style:text-properties style:font-name="Arial" style:font-name-complex="Arial" fo:color="#000000" fo:font-size="11.5pt" style:font-size-asian="11.5pt" style:font-size-complex="11.5pt"/>
    </style:style>
    <style:style style:name="P7" style:parent-style-name="Normal" style:family="paragraph">
      <style:paragraph-properties fo:text-align="center"/>
      <style:text-properties style:font-name="Arial" style:font-name-complex="Arial" fo:color="#000000" fo:font-size="11.5pt" style:font-size-asian="11.5pt" style:font-size-complex="11.5pt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align="center" fo:margin-bottom="0in"/>
    </style:style>
    <style:style style:name="P13" style:parent-style-name="Normal" style:family="paragraph">
      <style:paragraph-properties fo:text-align="center" fo:margin-bottom="0in"/>
    </style:style>
    <style:style style:name="P14" style:parent-style-name="Normal" style:family="paragraph">
      <style:paragraph-properties fo:text-align="center" fo:margin-bottom="0in"/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P19" style:parent-style-name="Normal" style:family="paragraph">
      <style:paragraph-properties fo:text-align="center" fo:margin-bottom="0in"/>
      <style:text-properties style:font-name="Arial" style:font-name-complex="Arial" fo:color="#000000" fo:font-size="11.5pt" style:font-size-asian="11.5pt" style:font-size-complex="11.5pt"/>
    </style:style>
    <style:style style:name="P20" style:parent-style-name="Normal" style:family="paragraph">
      <style:paragraph-properties fo:text-align="center" fo:margin-bottom="0in"/>
      <style:text-properties style:font-name="Arial" style:font-name-complex="Arial" fo:color="#000000" fo:font-size="11.5pt" style:font-size-asian="11.5pt" style:font-size-complex="11.5pt"/>
    </style:style>
    <style:style style:name="P21" style:parent-style-name="Normal" style:family="paragraph">
      <style:paragraph-properties fo:text-align="center" fo:margin-bottom="0in"/>
      <style:text-properties style:font-name="Arial" style:font-name-complex="Arial" fo:color="#000000" fo:font-size="11.5pt" style:font-size-asian="11.5pt" style:font-size-complex="11.5pt"/>
    </style:style>
    <style:style style:name="P22" style:parent-style-name="Normal" style:family="paragraph">
      <style:paragraph-properties fo:text-align="center" fo:margin-bottom="0in"/>
    </style:style>
    <style:style style:name="T23" style:parent-style-name="Policepardéfaut" style:family="text">
      <style:text-properties style:font-name="Arial" style:font-name-complex="Arial" fo:color="#000000" fo:font-size="11.5pt" style:font-size-asian="11.5pt" style:font-size-complex="11.5pt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" style:family="paragraph">
      <style:paragraph-properties fo:text-align="center" fo:margin-bottom="0in"/>
    </style:style>
    <style:style style:name="P27" style:parent-style-name="Normal" style:family="paragraph">
      <style:paragraph-properties fo:text-align="center" fo:margin-bottom="0in"/>
    </style:style>
    <style:style style:name="P28" style:parent-style-name="Normal" style:family="paragraph">
      <style:paragraph-properties fo:text-align="center" fo:margin-bottom="0in"/>
    </style:style>
    <style:style style:name="P29" style:parent-style-name="Normal" style:family="paragraph">
      <style:paragraph-properties fo:text-align="center" fo:margin-bottom="0in"/>
    </style:style>
    <style:style style:name="P30" style:parent-style-name="Normal" style:family="paragraph">
      <style:paragraph-properties fo:text-align="center" fo:margin-bottom="0in"/>
    </style:style>
    <style:style style:name="T31" style:parent-style-name="Policepardéfaut" style:family="text">
      <style:text-properties style:language-asian="fr" style:country-asian="FR"/>
    </style:style>
    <style:style style:name="T32" style:parent-style-name="Policepardéfaut" style:family="text">
      <style:text-properties style:language-asian="fr" style:country-asian="FR"/>
    </style:style>
    <style:style style:name="T33" style:parent-style-name="Policepardéfaut" style:family="text">
      <style:text-properties style:language-asian="fr" style:country-asian="FR"/>
    </style:style>
    <style:style style:name="T34" style:parent-style-name="Policepardéfaut" style:family="text">
      <style:text-properties style:language-asian="fr" style:country-asian="FR"/>
    </style:style>
    <style:style style:name="T35" style:parent-style-name="Policepardéfaut" style:family="text">
      <style:text-properties style:language-asian="fr" style:country-asian="FR"/>
    </style:style>
    <style:style style:name="P36" style:parent-style-name="Normal" style:family="paragraph">
      <style:paragraph-properties fo:text-align="center" fo:margin-bottom="0in"/>
      <style:text-properties style:font-name="Arial" style:font-name-complex="Arial" fo:color="#000000" fo:font-size="11.5pt" style:font-size-asian="11.5pt" style:font-size-complex="11.5pt"/>
    </style:style>
    <style:style style:name="P37" style:parent-style-name="Normal" style:family="paragraph">
      <style:paragraph-properties fo:text-align="center" fo:margin-bottom="0in"/>
      <style:text-properties style:font-name="Arial" style:font-name-complex="Arial" fo:color="#000000" fo:font-size="11.5pt" style:font-size-asian="11.5pt" style:font-size-complex="11.5pt"/>
    </style:style>
    <style:style style:name="P38" style:parent-style-name="Normal" style:family="paragraph">
      <style:paragraph-properties fo:text-align="center" fo:margin-bottom="0in"/>
    </style:style>
    <style:style style:name="T39" style:parent-style-name="Policepardéfaut" style:family="text">
      <style:text-properties style:font-name="Arial" style:font-name-complex="Arial" fo:color="#000000" fo:font-size="11.5pt" style:font-size-asian="11.5pt" style:font-size-complex="11.5pt"/>
    </style:style>
    <style:style style:name="T40" style:parent-style-name="Policepardéfaut" style:family="text">
      <style:text-properties style:language-asian="fr" style:country-asian="FR"/>
    </style:style>
    <style:style style:name="P41" style:parent-style-name="Normal" style:family="paragraph">
      <style:paragraph-properties fo:text-align="center" fo:margin-bottom="0in"/>
    </style:style>
    <style:style style:name="P42" style:parent-style-name="Normal" style:family="paragraph">
      <style:paragraph-properties fo:text-align="center" fo:margin-bottom="0in"/>
    </style:style>
    <style:style style:name="T43" style:parent-style-name="Policepardéfaut" style:family="text">
      <style:text-properties style:font-name="Arial" style:font-name-complex="Arial" fo:font-size="11.5pt" style:font-size-asian="11.5pt" style:font-size-complex="11.5pt"/>
    </style:style>
    <style:style style:name="P44" style:parent-style-name="Normal" style:family="paragraph">
      <style:paragraph-properties fo:text-align="center" fo:margin-bottom="0in"/>
      <style:text-properties style:font-name="Arial" style:font-name-complex="Arial" fo:font-size="11.5pt" style:font-size-asian="11.5pt" style:font-size-complex="11.5pt"/>
    </style:style>
    <style:style style:name="P45" style:parent-style-name="Normal" style:family="paragraph">
      <style:paragraph-properties fo:text-align="center" fo:margin-bottom="0in"/>
      <style:text-properties style:font-name="Arial" style:font-name-complex="Arial" fo:font-size="11.5pt" style:font-size-asian="11.5pt" style:font-size-complex="11.5pt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0" draw:stroke="solid" svg:stroke-width="0.01042in" svg:stroke-color="#000000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1042in" svg:stroke-color="#4a7ebb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79646" draw:opacity="100%" draw:stroke="solid" svg:stroke-width="0.02778in" svg:stroke-color="#b66d31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1042in" svg:stroke-color="#4a7ebb" draw:marker-end="a18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draw:marker-end="a1" svg:stroke-opacity="100%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bbb59" draw:opacity="100%" draw:stroke="solid" svg:stroke-width="0.04167in" svg:stroke-color="#ffffff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4a7ebb" draw:marker-end="a5" svg:stroke-opacity="100%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64384" draw:id="id0" draw:style-name="a0" draw:name="Zone de texte 11" text:anchor-type="paragraph" svg:x="6.46875in" svg:y="-0.92778in" svg:width="0.36389in" svg:height="0.33264in" style:rel-width="scale" style:rel-height="scale"><draw:text-box><text:p text:style-name="Normal">ID</text:p></draw:text-box><svg:title/><svg:desc/></draw:frame></text:span><text:span text:style-name="T3"><draw:connector draw:type="standard" svg:x1="7.45243in" svg:y1="0.01077in" svg:x2="5.82326in" svg:y2="0.6191in" draw:z-index="251663360" draw:id="id1" draw:style-name="a2" draw:transform="translate(-6.63784in -0.31494in) rotate(-1.5708) translate(6.63784in 0.31494in)" draw:name="Connecteur en angle 10" text:anchor-type="paragraph"><svg:title/><svg:desc/></draw:connector></text:span><text:span text:style-name="T4"><draw:custom-shape svg:x="4.39097in" svg:y="-0.99514in" svg:width="1.94792in" svg:height="1.53125in" draw:z-index="251661312" draw:id="id2" draw:style-name="a3" draw:name="Ellipse 5" text:anchor-type="paragraph"><svg:title/><svg:desc/><text:p text:style-name="P5"><text:bookmark-start text:name="_GoBack"/>ETAT</text:p><text:p text:style-name="P6"><text:bookmark-end text:name="_GoBack"/>-id</text:p><text:p text:style-name="P7">-commentaire</text:p><text:p text:style-name="P8"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"><draw:frame draw:z-index="251669504" draw:id="id3" draw:style-name="a4" draw:name="Zone de texte 15" text:anchor-type="paragraph" svg:x="1.03681in" svg:y="-0.50486in" svg:width="1.02014in" svg:height="0.33264in" style:rel-width="scale" style:rel-height="scale"><draw:text-box><text:p text:style-name="Normal">ID_machine</text:p></draw:text-box><svg:title/><svg:desc/></draw:frame></text:span><text:span text:style-name="T10"><draw:connector draw:type="standard" svg:x1="0.95347in" svg:y1="-0.15069in" svg:x2="2.12986in" svg:y2="0.79653in" draw:z-index="251674624" draw:id="id4" draw:style-name="a6" draw:name="Connecteur en angle 20" text:anchor-type="paragraph"><svg:title/><svg:desc/></draw:connector></text:span><text:span text:style-name="T11"><draw:custom-shape svg:x="-0.86945in" svg:y="-0.66111in" svg:width="1.82292in" svg:height="1.02014in" draw:z-index="251672576" draw:id="id5" draw:style-name="a7" draw:name="Ellipse 17" text:anchor-type="paragraph"><svg:title/><svg:desc/><text:p text:style-name="P12">Machines_salles</text:p><text:p text:style-name="P13">-id_salle</text:p><text:p text:style-name="P14">-id_machine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15"><draw:frame draw:z-index="251685888" draw:id="id6" draw:style-name="a8" draw:name="Zone de texte 28" text:anchor-type="paragraph" svg:x="3.82361in" svg:y="0.10347in" svg:width="0.36389in" svg:height="0.33264in" style:rel-width="scale" style:rel-height="scale"><draw:text-box><text:p text:style-name="Normal">ID</text:p></draw:text-box><svg:title/><svg:desc/></draw:frame></text:span><text:span text:style-name="T16"><draw:connector draw:type="standard" svg:x1="3.65069in" svg:y1="0.475in" svg:x2="5.69236in" svg:y2="1.01667in" draw:z-index="251680768" draw:id="id7" draw:style-name="a10" draw:transform="translate(-4.67153in -0.74583in) rotate(-3.14159) translate(4.67153in 0.74583in)" draw:name="Connecteur en angle 24" text:anchor-type="paragraph"><svg:title/><svg:desc/></draw:connector></text:span><text:span text:style-name="T17"><draw:frame draw:z-index="251687936" draw:id="id8" draw:style-name="a11" draw:name="Zone de texte 29" text:anchor-type="paragraph" svg:x="4.18194in" svg:y="1.07917in" svg:width="1.08264in" svg:height="0.33264in" style:rel-width="scale" style:rel-height="scale"><draw:text-box><text:p text:style-name="Normal">ID_machine</text:p></draw:text-box><svg:title/><svg:desc/></draw:frame></text:span><text:span text:style-name="T18"><draw:custom-shape svg:x="1.65139in" svg:y="2.97431in" svg:width="1.79167in" svg:height="1.46875in" draw:z-index="251662336" draw:id="id9" draw:style-name="a12" draw:name="Ellipse 6" text:anchor-type="paragraph"><svg:title/><svg:desc/><text:p text:style-name="P19">UTILISATEUR</text:p><text:p text:style-name="P20">-id</text:p><text:p text:style-name="P21">-login</text:p><text:p text:style-name="P22"><text:span text:style-name="T23">-Mdp<text:s/></text:span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4"><draw:frame draw:z-index="251666432" draw:id="id10" draw:style-name="a13" draw:name="Zone de texte 12" text:anchor-type="paragraph" svg:x="6.12986in" svg:y="0.09931in" svg:width="0.73889in" svg:height="0.33264in" style:rel-width="scale" style:rel-height="scale"><draw:text-box><text:p text:style-name="Normal">ID_etat</text:p></draw:text-box><svg:title/><svg:desc/></draw:frame></text:span><text:span text:style-name="T25"><draw:custom-shape svg:x="5.45347in" svg:y="0.44375in" svg:width="1.59375in" svg:height="1.67639in" draw:z-index="251679744" draw:id="id11" draw:style-name="a14" draw:name="Ellipse 23" text:anchor-type="paragraph"><svg:title/><svg:desc/><text:p text:style-name="P26">INCIDENTS</text:p><text:p text:style-name="P27">Id</text:p><text:p text:style-name="P28">Id_machine</text:p><text:p text:style-name="P29">Timestamp</text:p><text:p text:style-name="P30">Id_etat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1"><draw:frame draw:z-index="251678720" draw:id="id12" draw:style-name="a15" draw:name="Zone de texte 22" text:anchor-type="paragraph" svg:x="-0.52569in" svg:y="0.11042in" svg:width="1.02014in" svg:height="0.33264in" style:rel-width="scale" style:rel-height="scale"><draw:text-box><text:p text:style-name="Normal">ID_salle</text:p></draw:text-box><svg:title/><svg:desc/></draw:frame></text:span><text:span text:style-name="T32"><draw:frame draw:z-index="251676672" draw:id="id13" draw:style-name="a16" draw:name="Zone de texte 21" text:anchor-type="paragraph" svg:x="1.53681in" svg:y="0.53681in" svg:width="0.70764in" svg:height="0.33264in" style:rel-width="scale" style:rel-height="scale"><draw:text-box><text:p text:style-name="Normal">ID</text:p></draw:text-box><svg:title/><svg:desc/></draw:frame></text:span><text:span text:style-name="T33"><draw:frame draw:z-index="251671552" draw:id="id14" draw:style-name="a17" draw:name="Zone de texte 16" text:anchor-type="paragraph" svg:x="-0.93681in" svg:y="0.83889in" svg:width="0.40625in" svg:height="0.33264in" style:rel-width="scale" style:rel-height="scale"><draw:text-box><text:p text:style-name="Normal">ID</text:p></draw:text-box><svg:title/><svg:desc/></draw:frame></text:span><text:span text:style-name="T34"><draw:connector draw:type="standard" svg:x1="0.12118in" svg:y1="0.8441in" svg:x2="-1.57674in" svg:y2="0.55313in" draw:z-index="251673600" draw:id="id15" draw:style-name="a19" draw:transform="translate(0.72778in -0.69862in) rotate(-1.5708) translate(-0.72778in 0.69862in)" draw:name="Connecteur en angle 18" text:anchor-type="paragraph"><svg:title/><svg:desc/></draw:connector></text:span><text:span text:style-name="T35"><draw:custom-shape svg:x="-0.93194in" svg:y="1.01597in" svg:width="1.73889in" svg:height="1.38542in" draw:z-index="251660288" draw:id="id16" draw:style-name="a21" draw:name="Ellipse 4" text:anchor-type="paragraph"><svg:title/><svg:desc/><text:p text:style-name="P36">SALLES</text:p><text:p text:style-name="P37">-Id</text:p><text:p text:style-name="P38"><text:span text:style-name="T39">-nom</text:span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0"><draw:custom-shape svg:x="2.13056in" svg:y="-0.95347in" svg:width="1.52014in" svg:height="1.96875in" draw:z-index="251659264" draw:id="id17" draw:style-name="a22" draw:name="Ellipse 3" text:anchor-type="paragraph"><svg:title/><svg:desc/><text:p text:style-name="P41">MACHINES</text:p><text:p text:style-name="P42">-<text:span text:style-name="T43">id</text:span></text:p><text:p text:style-name="P44">-ip</text:p><text:p text:style-name="P45">-nom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0" draw:style="linear" draw:angle="1800" draw:start-color="#bcbcbc" draw:end-color="#d0d0d0" draw:start-intensity="100%" draw:end-intensity="100%"/>
    <draw:marker draw:name="a1" svg:viewBox="0 0 20 30" svg:d="m10 0-10 30h20z"/>
    <draw:marker draw:name="a9" svg:viewBox="0 0 20 30" svg:d="m10 0-10 30h20z"/>
    <draw:marker draw:name="a18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sa</meta:initial-creator>
    <dc:creator>tasa</dc:creator>
    <meta:creation-date>2013-10-01T21:13:00Z</meta:creation-date>
    <dc:date>2013-10-02T12:18:00Z</dc:date>
    <meta:print-date>2013-10-01T21:15:00Z</meta:print-date>
    <meta:template xlink:href="Normal.dotm" xlink:type="simple"/>
    <meta:editing-cycles>5</meta:editing-cycles>
    <meta:editing-duration>PT18840S</meta:editing-duration>
    <meta:document-statistic meta:page-count="1" meta:paragraph-count="1" meta:word-count="3" meta:character-count="19" meta:row-count="1" meta:non-whitespace-character-count="17"/>
  </office:meta>
</office:document-meta>
</file>